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33cm" fo:margin-left="0.09cm" table:align="left"/>
    </style:style>
    <style:style style:name="Tabla1.A" style:family="table-column">
      <style:table-column-properties style:column-width="8.414cm"/>
    </style:style>
    <style:style style:name="Tabla1.B" style:family="table-column">
      <style:table-column-properties style:column-width="8.52cm"/>
    </style:style>
    <style:style style:name="Tabla1.1" style:family="table-row">
      <style:table-row-properties style:min-row-height="5.2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6.907cm" fo:margin-left="0.116cm" table:align="left"/>
    </style:style>
    <style:style style:name="Tabla2.A" style:family="table-column">
      <style:table-column-properties style:column-width="8.387cm"/>
    </style:style>
    <style:style style:name="Tabla2.B" style:family="table-column">
      <style:table-column-properties style:column-width="8.52cm"/>
    </style:style>
    <style:style style:name="Tabla2.1" style:family="table-row">
      <style:table-row-properties style:min-row-height="5.2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7" style:family="table">
      <style:table-properties style:width="16.907cm" fo:margin-left="0.116cm" table:align="left"/>
    </style:style>
    <style:style style:name="Tabla7.A" style:family="table-column">
      <style:table-column-properties style:column-width="8.387cm"/>
    </style:style>
    <style:style style:name="Tabla7.B" style:family="table-column">
      <style:table-column-properties style:column-width="8.52cm"/>
    </style:style>
    <style:style style:name="Tabla7.1" style:family="table-row">
      <style:table-row-properties style:min-row-height="5.292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8" style:family="table">
      <style:table-properties style:width="16.907cm" fo:margin-left="0.116cm" table:align="left"/>
    </style:style>
    <style:style style:name="Tabla8.A" style:family="table-column">
      <style:table-column-properties style:column-width="8.361cm"/>
    </style:style>
    <style:style style:name="Tabla8.B" style:family="table-column">
      <style:table-column-properties style:column-width="8.546cm"/>
    </style:style>
    <style:style style:name="Tabla8.1" style:family="table-row">
      <style:table-row-properties style:min-row-height="4.207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3" style:family="table">
      <style:table-properties style:width="16.907cm" fo:margin-left="0.116cm" table:align="left"/>
    </style:style>
    <style:style style:name="Tabla3.A" style:family="table-column">
      <style:table-column-properties style:column-width="8.387cm"/>
    </style:style>
    <style:style style:name="Tabla3.B" style:family="table-column">
      <style:table-column-properties style:column-width="8.52cm"/>
    </style:style>
    <style:style style:name="Tabla3.1" style:family="table-row">
      <style:table-row-properties style:min-row-height="5.29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9" style:family="table">
      <style:table-properties style:width="16.907cm" fo:margin-left="0.116cm" table:align="left"/>
    </style:style>
    <style:style style:name="Tabla9.A" style:family="table-column">
      <style:table-column-properties style:column-width="8.387cm"/>
    </style:style>
    <style:style style:name="Tabla9.B" style:family="table-column">
      <style:table-column-properties style:column-width="8.52cm"/>
    </style:style>
    <style:style style:name="Tabla9.1" style:family="table-row">
      <style:table-row-properties style:min-row-height="5.292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4" style:family="table">
      <style:table-properties style:width="17.039cm" fo:margin-left="0.09cm" table:align="left"/>
    </style:style>
    <style:style style:name="Tabla4.A" style:family="table-column">
      <style:table-column-properties style:column-width="8.414cm"/>
    </style:style>
    <style:style style:name="Tabla4.B" style:family="table-column">
      <style:table-column-properties style:column-width="8.625cm"/>
    </style:style>
    <style:style style:name="Tabla4.1" style:family="table-row">
      <style:table-row-properties style:min-row-height="0.29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7.039cm" fo:margin-left="0.09cm" table:align="left"/>
    </style:style>
    <style:style style:name="Tabla5.A" style:family="table-column">
      <style:table-column-properties style:column-width="8.414cm"/>
    </style:style>
    <style:style style:name="Tabla5.B" style:family="table-column">
      <style:table-column-properties style:column-width="8.625cm"/>
    </style:style>
    <style:style style:name="Tabla5.1" style:family="table-row">
      <style:table-row-properties style:min-row-height="0.29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17.066cm" fo:margin-left="0.064cm" table:align="left"/>
    </style:style>
    <style:style style:name="Tabla6.A" style:family="table-column">
      <style:table-column-properties style:column-width="8.44cm"/>
    </style:style>
    <style:style style:name="Tabla6.B" style:family="table-column">
      <style:table-column-properties style:column-width="8.625cm"/>
    </style:style>
    <style:style style:name="Tabla6.1" style:family="table-row">
      <style:table-row-properties style:min-row-height="0.291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8db1" officeooo:paragraph-rsid="0003a95d"/>
    </style:style>
    <style:style style:name="P2" style:family="paragraph" style:parent-style-name="Standard">
      <style:text-properties officeooo:paragraph-rsid="0004e437"/>
    </style:style>
    <style:style style:name="P3" style:family="paragraph" style:parent-style-name="Standard">
      <style:text-properties officeooo:paragraph-rsid="0004fd53"/>
    </style:style>
    <style:style style:name="P4" style:family="paragraph" style:parent-style-name="Standard">
      <style:text-properties officeooo:paragraph-rsid="0005791d"/>
    </style:style>
    <style:style style:name="P5" style:family="paragraph" style:parent-style-name="Standard">
      <style:text-properties officeooo:paragraph-rsid="000e539c"/>
    </style:style>
    <style:style style:name="P6" style:family="paragraph" style:parent-style-name="Standard">
      <style:text-properties officeooo:paragraph-rsid="000fc828"/>
    </style:style>
    <style:style style:name="P7" style:family="paragraph" style:parent-style-name="Standard">
      <style:text-properties style:text-underline-style="solid" style:text-underline-width="auto" style:text-underline-color="font-color" officeooo:rsid="000e539c" officeooo:paragraph-rsid="000e539c"/>
    </style:style>
    <style:style style:name="P8" style:family="paragraph" style:parent-style-name="Table_20_Contents">
      <style:text-properties officeooo:rsid="0003a95d" officeooo:paragraph-rsid="0003a95d"/>
    </style:style>
    <style:style style:name="P9" style:family="paragraph" style:parent-style-name="Table_20_Contents">
      <style:text-properties officeooo:rsid="0003a95d" officeooo:paragraph-rsid="0004e437"/>
    </style:style>
    <style:style style:name="P10" style:family="paragraph" style:parent-style-name="Table_20_Contents">
      <style:text-properties officeooo:rsid="0003a95d" officeooo:paragraph-rsid="0004fd53"/>
    </style:style>
    <style:style style:name="P11" style:family="paragraph" style:parent-style-name="Table_20_Contents">
      <style:paragraph-properties fo:text-align="start" style:justify-single-word="false"/>
      <style:text-properties officeooo:rsid="0003a95d" officeooo:paragraph-rsid="0004fd53"/>
    </style:style>
    <style:style style:name="P12" style:family="paragraph" style:parent-style-name="Table_20_Contents">
      <style:paragraph-properties fo:text-align="start" style:justify-single-word="false"/>
      <style:text-properties officeooo:rsid="0003a95d" officeooo:paragraph-rsid="0005791d"/>
    </style:style>
    <style:style style:name="P13" style:family="paragraph" style:parent-style-name="Table_20_Contents">
      <style:text-properties officeooo:rsid="0003a95d" officeooo:paragraph-rsid="0005791d"/>
    </style:style>
    <style:style style:name="P14" style:family="paragraph" style:parent-style-name="Table_20_Contents">
      <style:text-properties officeooo:rsid="0003a95d" officeooo:paragraph-rsid="0006843b"/>
    </style:style>
    <style:style style:name="P15" style:family="paragraph" style:parent-style-name="Table_20_Contents">
      <style:text-properties officeooo:rsid="0003a95d" officeooo:paragraph-rsid="000e539c"/>
    </style:style>
    <style:style style:name="P16" style:family="paragraph" style:parent-style-name="Table_20_Contents">
      <style:text-properties officeooo:rsid="0003a95d" officeooo:paragraph-rsid="000fc828"/>
    </style:style>
    <style:style style:name="P17" style:family="paragraph" style:parent-style-name="Table_20_Contents">
      <style:text-properties officeooo:paragraph-rsid="0003a95d"/>
    </style:style>
    <style:style style:name="P18" style:family="paragraph" style:parent-style-name="Table_20_Contents">
      <style:text-properties officeooo:paragraph-rsid="0004fd53"/>
    </style:style>
    <style:style style:name="P19" style:family="paragraph" style:parent-style-name="Table_20_Contents">
      <style:text-properties officeooo:rsid="0004fd53" officeooo:paragraph-rsid="0004fd53"/>
    </style:style>
    <style:style style:name="P20" style:family="paragraph" style:parent-style-name="Table_20_Contents">
      <style:text-properties officeooo:rsid="0004fd53" officeooo:paragraph-rsid="0005791d"/>
    </style:style>
    <style:style style:name="P21" style:family="paragraph" style:parent-style-name="Table_20_Contents">
      <style:text-properties officeooo:paragraph-rsid="0005791d"/>
    </style:style>
    <style:style style:name="P22" style:family="paragraph" style:parent-style-name="Table_20_Contents">
      <style:text-properties officeooo:rsid="0005791d" officeooo:paragraph-rsid="0005791d"/>
    </style:style>
    <style:style style:name="P23" style:family="paragraph" style:parent-style-name="Table_20_Contents">
      <style:text-properties officeooo:rsid="0006843b" officeooo:paragraph-rsid="0006843b"/>
    </style:style>
    <style:style style:name="P24" style:family="paragraph" style:parent-style-name="Table_20_Contents">
      <style:text-properties officeooo:rsid="0006843b" officeooo:paragraph-rsid="000e539c"/>
    </style:style>
    <style:style style:name="P25" style:family="paragraph" style:parent-style-name="Table_20_Contents">
      <style:text-properties officeooo:rsid="000c82d1" officeooo:paragraph-rsid="000c82d1" fo:background-color="#ffff00"/>
    </style:style>
    <style:style style:name="P26" style:family="paragraph" style:parent-style-name="Table_20_Contents">
      <style:text-properties officeooo:rsid="000c82d1" officeooo:paragraph-rsid="00110b2d" fo:background-color="#ffff00"/>
    </style:style>
    <style:style style:name="P27" style:family="paragraph" style:parent-style-name="Table_20_Contents">
      <style:text-properties officeooo:rsid="000b21ed" officeooo:paragraph-rsid="0003a95d" fo:background-color="#ffff00"/>
    </style:style>
    <style:style style:name="P28" style:family="paragraph" style:parent-style-name="Table_20_Contents">
      <style:text-properties officeooo:paragraph-rsid="000e539c"/>
    </style:style>
    <style:style style:name="P29" style:family="paragraph" style:parent-style-name="Table_20_Contents">
      <style:text-properties officeooo:paragraph-rsid="000fc828"/>
    </style:style>
    <style:style style:name="P30" style:family="paragraph" style:parent-style-name="Table_20_Contents">
      <style:text-properties officeooo:paragraph-rsid="0004e437"/>
    </style:style>
    <style:style style:name="P31" style:family="paragraph" style:parent-style-name="Text_20_body">
      <style:text-properties officeooo:rsid="00110b2d" officeooo:paragraph-rsid="00110b2d"/>
    </style:style>
    <style:style style:name="P32" style:family="paragraph" style:parent-style-name="Text_20_body">
      <style:text-properties officeooo:paragraph-rsid="00110b2d"/>
    </style:style>
    <style:style style:name="P33" style:family="paragraph" style:parent-style-name="Text_20_body">
      <style:text-properties style:text-underline-style="solid" style:text-underline-width="auto" style:text-underline-color="font-color" officeooo:rsid="00110b2d" officeooo:paragraph-rsid="00110b2d"/>
    </style:style>
    <style:style style:name="P34" style:family="paragraph" style:parent-style-name="Text_20_body">
      <style:text-properties style:text-underline-style="solid" style:text-underline-width="auto" style:text-underline-color="font-color" officeooo:rsid="0017bab4" officeooo:paragraph-rsid="00110b2d"/>
    </style:style>
    <style:style style:name="P35" style:family="paragraph" style:parent-style-name="Table_20_Contents">
      <style:paragraph-properties fo:margin-left="0.053cm" fo:margin-right="0.106cm" fo:text-indent="0cm" style:auto-text-indent="false" fo:background-color="#ffff00" text:number-lines="false" text:line-number="0">
        <style:background-image/>
      </style:paragraph-properties>
      <style:text-properties officeooo:rsid="0003a95d" officeooo:paragraph-rsid="0003a95d"/>
    </style:style>
    <style:style style:name="P36" style:family="paragraph" style:parent-style-name="Table_20_Contents">
      <style:paragraph-properties fo:background-color="#ffff00">
        <style:background-image/>
      </style:paragraph-properties>
      <style:text-properties officeooo:rsid="0003a95d" officeooo:paragraph-rsid="000e539c"/>
    </style:style>
    <style:style style:name="P37" style:family="paragraph" style:parent-style-name="Table_20_Contents">
      <style:paragraph-properties fo:background-color="#ffff00">
        <style:background-image/>
      </style:paragraph-properties>
      <style:text-properties officeooo:rsid="0003a95d" officeooo:paragraph-rsid="0004e437"/>
    </style:style>
    <style:style style:name="P38" style:family="paragraph" style:parent-style-name="Table_20_Contents">
      <style:paragraph-properties fo:background-color="#ffff00">
        <style:background-image/>
      </style:paragraph-properties>
      <style:text-properties officeooo:rsid="0003a95d" officeooo:paragraph-rsid="000fc828"/>
    </style:style>
    <style:style style:name="P39" style:family="paragraph" style:parent-style-name="Text_20_body" style:list-style-name="L1">
      <style:text-properties officeooo:rsid="00110b2d" officeooo:paragraph-rsid="00110b2d"/>
    </style:style>
    <style:style style:name="T1" style:family="text">
      <style:text-properties officeooo:rsid="0003a95d"/>
    </style:style>
    <style:style style:name="T2" style:family="text">
      <style:text-properties officeooo:rsid="0004e437"/>
    </style:style>
    <style:style style:name="T3" style:family="text">
      <style:text-properties officeooo:rsid="0004fd53"/>
    </style:style>
    <style:style style:name="T4" style:family="text">
      <style:text-properties officeooo:rsid="0005791d"/>
    </style:style>
    <style:style style:name="T5" style:family="text">
      <style:text-properties officeooo:rsid="0006843b"/>
    </style:style>
    <style:style style:name="T6" style:family="text">
      <style:text-properties officeooo:rsid="000e539c"/>
    </style:style>
    <style:style style:name="T7" style:family="text">
      <style:text-properties officeooo:rsid="000fc828"/>
    </style:style>
    <style:style style:name="T8" style:family="text">
      <style:text-properties officeooo:rsid="00110b2d"/>
    </style:style>
    <style:style style:name="T9" style:family="text">
      <style:text-properties officeooo:rsid="00121ea0"/>
    </style:style>
    <style:style style:name="T10" style:family="text">
      <style:text-properties officeooo:rsid="0012ff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-Las partes corregidas son aquellas subrayadas de amarillo.</text:p>
      <text:p text:style-name="P33">Lista de errores comunes que hemos cometido:</text:p>
      <text:list xml:id="list885613489076747158" text:style-name="L1">
        <text:list-item>
          <text:p text:style-name="P39">No hemos añadido la comprobación del sistema en las pruebas de adaptación.</text:p>
        </text:list-item>
        <text:list-item>
          <text:p text:style-name="P39">Hemos agrupado demasiado las historias de usuario</text:p>
        </text:list-item>
      </text:list>
      <text:p text:style-name="P31"><text:tab/><text:tab/>2.a Incluir, Modificar, Borrar.</text:p>
      <text:p text:style-name="P31"><text:tab/><text:tab/>2.b Restaurar Copia de Seguridad, Realizar Copia de Seguridad.</text:p>
      <text:p text:style-name="P32"><text:s text:c="6"/><text:span text:style-name="T8">3. <text:s text:c="2"/>Hemos dejado la historia de usuario de la interfaz al no estar seguros si se podía considerar una.</text:span></text:p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1 <text:s text:c="27"/>BUSCAR</text:p>
            <text:p text:style-name="P8"/>
            <text:p text:style-name="P8">Como administrativo quiero realizar una búsqueda de los contactos. La búsqueda se <text:span text:style-name="T6">realizará por el apellido.</text:span></text:p>
            <text:p text:style-name="P27"/>
            <text:p text:style-name="P8"/>
            <text:p text:style-name="P8"/>
            <text:p text:style-name="P8"/>
            <text:p text:style-name="P8">Estimación: <text:s/><text:span text:style-name="T5">1</text:span></text:p>
            <text:p text:style-name="P8">Prioridad: <text:s text:c="2"/><text:span text:style-name="T10">3</text:span> <text:s text:c="27"/>Dependiente: <text:span text:style-name="T2">2</text:span></text:p>
          </table:table-cell>
          <table:table-cell table:style-name="Tabla1.B1" office:value-type="string">
            <text:p text:style-name="Table_20_Contents">- <text:span text:style-name="T1">Introducir un parámetro erróneo y que el error esté catalogado.</text:span></text:p>
            <text:p text:style-name="Table_20_Contents">- <text:span text:style-name="T1">Introducir un contacto inexistente y avisar de su inexistencia, en cuyo caso se preguntará si desea crearlo.</text:span></text:p>
            <text:p text:style-name="P23">- Avisar al usuario de que la agenda esta <text:span text:style-name="T7">vacía</text:span> en caso de que lo esté.</text:p>
            <text:p text:style-name="P25">-C<text:span text:style-name="T8">omprobación del sistema</text:span>. S<text:span text:style-name="T8">aber que funciona bien.</text:span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5">2 <text:s text:c="27"/><text:span text:style-name="T9">INSERTAR</text:span></text:p>
            <text:p text:style-name="P8"/>
            <text:p text:style-name="P8">Como administrativo quiero poder añadi<text:span text:style-name="T6">r contactos a la agenda.</text:span> <text:span text:style-name="T5">A la hora de añadir quiero hacerlo por campos pudiendo dejar algunos de ellos en blanco, siendo obligatorios el Nombre, Apellidos y DNI .</text:span></text:p>
            <text:p text:style-name="P8"/>
            <text:p text:style-name="P8"/>
            <text:p text:style-name="P8">Estimación: <text:span text:style-name="T7">1</text:span></text:p>
            <text:p text:style-name="P8">Prioridad: <text:span text:style-name="T10">2</text:span> <text:s text:c="26"/>Dependiente: <text:span text:style-name="T2">1, 4</text:span></text:p>
          </table:table-cell>
          <table:table-cell table:style-name="Tabla2.B1" office:value-type="string">
            <text:p text:style-name="P17">- <text:span text:style-name="T1">Introducir un parámetro erróneo y que el error esté catalogado.</text:span></text:p>
            <text:p text:style-name="P17">- <text:span text:style-name="T2">En caso de introducir un contacto repetido que avise del error. (Repetido: DNI)</text:span></text:p>
            <text:p text:style-name="P17">- <text:span text:style-name="T2">Comprobar que el DNI introducido es posible</text:span></text:p>
            <text:p text:style-name="P23">- Que al dejar en blanco uno de los campos <text:span text:style-name="T6">obligatorios</text:span> se avise al usuario para que lo introduzca correctamente.</text:p>
            <text:p text:style-name="P26">-C<text:span text:style-name="T8">omprobación del sistema</text:span>. S<text:span text:style-name="T8">aber que funciona bien.</text:span></text:p>
          </table:table-cell>
        </table:table-row>
      </table:table>
      <text:p text:style-name="P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6"><text:span text:style-name="T7">3</text:span> <text:s text:c="26"/><text:span text:style-name="T6">MODIFICAR</text:span></text:p>
            <text:p text:style-name="P15"/>
            <text:p text:style-name="P15">Como administrativo quiero <text:span text:style-name="T6">poder modificar</text:span> contactos de mi agenda. <text:span text:style-name="T6">Quiero poder elegir entre modificar al contacto entero (borrar todos los campos e introducirlos de nuevo) o solo un campo de él.</text:span></text:p>
            <text:p text:style-name="P15"/>
            <text:p text:style-name="P15"/>
            <text:p text:style-name="P15">Estimación: <text:span text:style-name="T7">1</text:span></text:p>
            <text:p text:style-name="P15">Prioridad: <text:span text:style-name="T10">4</text:span> <text:s text:c="25"/>Dependiente: <text:span text:style-name="T2">1,4</text:span></text:p>
          </table:table-cell>
          <table:table-cell table:style-name="Tabla7.B1" office:value-type="string">
            <text:p text:style-name="P28">- <text:span text:style-name="T1">Introducir un parámetro erróneo y que el error esté catalogado.</text:span></text:p>
            <text:p text:style-name="P28">- <text:span text:style-name="T6">Avisar al usuario en caso de que se modifique el DNI por uno ya existente.</text:span></text:p>
            <text:p text:style-name="P28">- <text:span text:style-name="T2">Comprobar que el DNI introducido es posible</text:span></text:p>
            <text:p text:style-name="P24">- <text:span text:style-name="T6">Avisar al usuario en caso de que al modificar todos los campos del cliente deje algún obligatorio en blanco.</text:span></text:p>
            <text:p text:style-name="P26">-C<text:span text:style-name="T8">omprobación del sistema</text:span>. S<text:span text:style-name="T8">aber que funciona bien.</text:span></text:p>
          </table:table-cell>
        </table:table-row>
      </table:table>
      <text:p text:style-name="P5"><text:soft-page-break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36"><text:span text:style-name="T7">4</text:span> <text:s text:c="26"/><text:span text:style-name="T7">BORRAR</text:span></text:p>
            <text:p text:style-name="P15"/>
            <text:p text:style-name="P16">Como administrativo quiero poder borrar contactos de mi agenda.</text:p>
            <text:p text:style-name="P16"/>
            <text:p text:style-name="P16"/>
            <text:p text:style-name="P16"><text:span text:style-name="T7">Es</text:span>timación: <text:span text:style-name="T7">1</text:span></text:p>
            <text:p text:style-name="P15">Prioridad: <text:span text:style-name="T10">5</text:span> <text:s text:c="25"/>Dependiente: <text:span text:style-name="T2">1,4</text:span></text:p>
          </table:table-cell>
          <table:table-cell table:style-name="Tabla8.B1" office:value-type="string">
            <text:p text:style-name="P28">- <text:span text:style-name="T1">Introducir un parámetro erróneo y que el error esté catalogado.</text:span></text:p>
            <text:p text:style-name="P28">- <text:span text:style-name="T2">Al borrar comprobar que el contacto exista.</text:span></text:p>
            <text:p text:style-name="P26">-C<text:span text:style-name="T8">omprobación del sistema</text:span>. S<text:span text:style-name="T8">aber que funciona bien.</text:span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7"><text:span text:style-name="T7">5</text:span> <text:s text:c="5"/><text:span text:style-name="T7">REALIZAR COPIA DE SEGURIDAD</text:span></text:p>
            <text:p text:style-name="P9"/>
            <text:p text:style-name="P9">Como administrativo quiero realizar una <text:span text:style-name="T2">copia de seguridad de todos mis contactos.</text:span></text:p>
            <text:p text:style-name="P9"/>
            <text:p text:style-name="P9"/>
            <text:p text:style-name="P9">Estimación: <text:span text:style-name="T5">0,5</text:span></text:p>
            <text:p text:style-name="P9">Prioridad: <text:s/><text:span text:style-name="T5">6</text:span> <text:s text:c="32"/>Dependiente: </text:p>
          </table:table-cell>
          <table:table-cell table:style-name="Tabla3.B1" office:value-type="string">
            <text:p text:style-name="P30">- <text:span text:style-name="T1">Introducir un parámetro erróneo y que el error esté catalogado.</text:span></text:p>
            <text:p text:style-name="P30">- <text:span text:style-name="T2">Comprobar que la copia de seguridad se ha realizado satisfactoriamente.</text:span></text:p>
            <text:p text:style-name="P23">- Comprobar que la agenda no esta vacía a la hora de realizar la copia de seguridad.</text:p>
            <text:p text:style-name="P26">-C<text:span text:style-name="T8">omprobación del sistema</text:span>. S<text:span text:style-name="T8">aber que funciona bien.</text:span></text:p>
          </table:table-cell>
        </table:table-row>
      </table:table>
      <text:p text:style-name="P2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38"><text:span text:style-name="T7">6</text:span> <text:s text:c="5"/><text:span text:style-name="T7">RESTAURAR COPIA DE SEGURIDAD</text:span></text:p>
            <text:p text:style-name="P16"/>
            <text:p text:style-name="P16">Como administrativo quiero<text:span text:style-name="T2"> tener la posibilidad de restaurar una copia de seguridad desde la interfaz del programa.</text:span></text:p>
            <text:p text:style-name="P16"/>
            <text:p text:style-name="P16"/>
            <text:p text:style-name="P16"/>
            <text:p text:style-name="P16">Estimación: <text:span text:style-name="T5">0,5</text:span></text:p>
            <text:p text:style-name="P16">Prioridad: <text:s/><text:span text:style-name="T10">7</text:span> <text:s text:c="32"/>Dependiente: <text:span text:style-name="T7">5</text:span></text:p>
          </table:table-cell>
          <table:table-cell table:style-name="Tabla9.B1" office:value-type="string">
            <text:p text:style-name="P29">- <text:span text:style-name="T1">Introducir un parámetro erróneo y que el error esté catalogado.</text:span></text:p>
            <text:p text:style-name="P29">- <text:span text:style-name="T2">Intentar restaurar una copia inexistente.</text:span></text:p>
            <text:p text:style-name="P29">- <text:span text:style-name="T2">Comprobar antes de restaurar que la copia de seguridad no está vacía.</text:span></text:p>
            <text:p text:style-name="P26">-C<text:span text:style-name="T8">omprobación del sistema</text:span>. S<text:span text:style-name="T8">aber que funciona bien.</text:span></text:p>
          </table:table-cell>
        </table:table-row>
      </table:table>
      <text:p text:style-name="P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1"><text:span text:style-name="T7">7</text:span> <text:s text:c="20"/><text:span text:style-name="T3">ORDENACION</text:span></text:p>
            <text:p text:style-name="P10"/>
            <text:p text:style-name="P19">Como administrativo quiero poder ordenar los contactos por orden alfabético para poder visualizarlos mejor.</text:p>
            <text:p text:style-name="P10"/>
            <text:p text:style-name="P10"/>
            <text:p text:style-name="P10">Estimación: <text:span text:style-name="T5">1</text:span></text:p>
            <text:p text:style-name="P10">Prioridad: <text:span text:style-name="T5">5 <text:s text:c="3"/></text:span><text:s text:c="26"/>Dependiente: <text:span text:style-name="T5">2</text:span></text:p>
          </table:table-cell>
          <table:table-cell table:style-name="Tabla4.B1" office:value-type="string">
            <text:p text:style-name="P18">- <text:span text:style-name="T1">Introducir un parámetro erróneo y que el error esté catalogado.</text:span></text:p>
            <text:p text:style-name="P18">- <text:span text:style-name="T4">En caso de conflicto por igualdad de nombre se ordenara en base al DNI.</text:span></text:p>
            <text:p text:style-name="P23">- Comprobar que la agenda no este vacía a la hora de intentar la ordenación.</text:p>
            <text:p text:style-name="P26">-C<text:span text:style-name="T8">omprobación del sistema</text:span>. S<text:span text:style-name="T8">aber que funciona bien.</text:span></text:p>
            <text:p text:style-name="P18"/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2"><text:span text:style-name="T7">8 </text:span><text:s text:c="24"/><text:span text:style-name="T4">INTERFAZ</text:span></text:p>
            <text:p text:style-name="P13"/>
            <text:p text:style-name="P20">Como administrativo quiero poder <text:span text:style-name="T4">manejar las funcionalidades de la agenda desde el terminal.</text:span></text:p>
            <text:p text:style-name="P22"/>
            <text:p text:style-name="P13">Estimación: <text:span text:style-name="T5">0,5</text:span></text:p>
            <text:p text:style-name="P14">Prioridad: <text:span text:style-name="T5">1</text:span> <text:s text:c="16"/>Dependiente: <text:span text:style-name="T5">1, 2 ,3 ,4 ,6</text:span></text:p>
          </table:table-cell>
          <table:table-cell table:style-name="Tabla5.B1" office:value-type="string">
            <text:p text:style-name="P21">- <text:span text:style-name="T1">Introducir un parámetro erróneo y que el error esté catalogado.</text:span></text:p>
            <text:p text:style-name="P26">-C<text:span text:style-name="T8">omprobación del sistema</text:span>. S<text:span text:style-name="T8">aber que funciona bien.</text:span></text:p>
            <text:p text:style-name="P21"/>
            <text:p text:style-name="P21"/>
          </table:table-cell>
        </table:table-row>
      </table:table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2"><text:span text:style-name="T7">9</text:span> <text:s text:c="19"/><text:span text:style-name="T4">IMPRESIÓN</text:span></text:p>
            <text:p text:style-name="P13"/>
            <text:p text:style-name="P20">Como administrativo quiero poder <text:span text:style-name="T4">visualizar el contenido de la agenda en HTML para su posterior impresión.</text:span></text:p>
            <text:p text:style-name="P22"/>
            <text:p text:style-name="P13">Estimación: <text:span text:style-name="T5">1</text:span></text:p>
            <text:p text:style-name="P13">Prioridad: <text:s text:c="2"/><text:span text:style-name="T10">8</text:span> <text:s text:c="30"/>Dependiente:</text:p>
          </table:table-cell>
          <table:table-cell table:style-name="Tabla6.B1" office:value-type="string">
            <text:p text:style-name="P21">- <text:span text:style-name="T1">Introducir un parámetro erróneo y que el error esté catalogado.</text:span></text:p>
            <text:p text:style-name="P23">- En caso de sobreescritura del archivo en HTML avisar al usuario.</text:p>
            <text:p text:style-name="P23">- Comprobar que la agenda no esté vacía.</text:p>
            <text:p text:style-name="P26">-C<text:span text:style-name="T8">omprobación del sistema</text:span>. S<text:span text:style-name="T8">aber que funciona bien.</text:span></text:p>
          </table:table-cell>
        </table:table-row>
      </table:table>
      <text:p text:style-name="P5"/>
      <text:p text:style-name="P5"/>
      <text:p text:style-name="P7">En nuestro caso hemos supuesto que cada punto de estimación corresponde con medio día de trabajo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ic0 </meta:initial-creator>
    <meta:creation-date>2014-11-05T13:20:12.251258523</meta:creation-date>
    <dc:date>2014-11-16T18:44:43.060063479</dc:date>
    <meta:editing-duration>PT27M19S</meta:editing-duration>
    <meta:editing-cycles>12</meta:editing-cycles>
    <meta:generator>LibreOffice/4.1.3.2$Linux_X86_64 LibreOffice_project/410m0$Build-2</meta:generator>
    <meta:document-statistic meta:table-count="9" meta:image-count="0" meta:object-count="0" meta:page-count="3" meta:paragraph-count="79" meta:word-count="713" meta:character-count="4806" meta:non-whitespace-character-count="3733"/>
  </office:meta>
</office:document-meta>
</file>